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4.8cm" table:align="left"/>
    </style:style>
    <style:style style:name="Таблица4.A" style:family="table-column">
      <style:table-column-properties style:column-width="0.794cm"/>
    </style:style>
    <style:style style:name="Таблица4.B" style:family="table-column">
      <style:table-column-properties style:column-width="0.813cm"/>
    </style:style>
    <style:style style:name="Таблица4.E" style:family="table-column">
      <style:table-column-properties style:column-width="0.81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31d5" officeooo:paragraph-rsid="000b31d5"/>
    </style:style>
    <style:style style:name="P2" style:family="paragraph" style:parent-style-name="Table_20_Contents">
      <style:text-properties officeooo:rsid="000c9e08" officeooo:paragraph-rsid="000c9e08"/>
    </style:style>
    <style:style style:name="P3" style:family="paragraph" style:parent-style-name="Table_20_Contents">
      <style:text-properties officeooo:rsid="000d3a37" officeooo:paragraph-rsid="000d3a37"/>
    </style:style>
    <style:style style:name="P4" style:family="paragraph" style:parent-style-name="Table_20_Contents">
      <style:text-properties officeooo:rsid="000e0f97" officeooo:paragraph-rsid="000e0f97"/>
    </style:style>
    <style:style style:name="P5" style:family="paragraph" style:parent-style-name="Table_20_Contents">
      <style:text-properties officeooo:rsid="000f948e" officeooo:paragraph-rsid="000f948e"/>
    </style:style>
    <style:style style:name="P6" style:family="paragraph" style:parent-style-name="Standard">
      <style:text-properties officeooo:rsid="000b31d5" officeooo:paragraph-rsid="000b31d5"/>
    </style:style>
    <style:style style:name="P7" style:family="paragraph" style:parent-style-name="Standard">
      <style:text-properties officeooo:rsid="000c9e08" officeooo:paragraph-rsid="000c9e08"/>
    </style:style>
    <style:style style:name="P8" style:family="paragraph" style:parent-style-name="Standard">
      <style:text-properties fo:font-weight="bold" officeooo:rsid="000b31d5" officeooo:paragraph-rsid="000b31d5" style:font-weight-asian="bold" style:font-weight-complex="bold"/>
    </style:style>
    <style:style style:name="P9" style:family="paragraph" style:parent-style-name="Standard">
      <style:text-properties fo:font-weight="bold" officeooo:rsid="000c9e08" officeooo:paragraph-rsid="000c9e08" style:font-weight-asian="bold" style:font-weight-complex="bold"/>
    </style:style>
    <style:style style:name="P10" style:family="paragraph" style:parent-style-name="Standard">
      <style:text-properties fo:font-weight="bold" officeooo:rsid="000d3a37" officeooo:paragraph-rsid="000d3a37" style:font-weight-asian="bold" style:font-weight-complex="bold"/>
    </style:style>
    <style:style style:name="P11" style:family="paragraph" style:parent-style-name="Standard">
      <style:text-properties officeooo:rsid="000d3a37" officeooo:paragraph-rsid="000d3a37"/>
    </style:style>
    <style:style style:name="T1" style:family="text">
      <style:text-properties officeooo:rsid="000b31d5"/>
    </style:style>
    <style:style style:name="T2" style:family="text">
      <style:text-properties officeooo:rsid="000c9e08"/>
    </style:style>
    <style:style style:name="T3" style:family="text">
      <style:text-properties officeooo:rsid="000ceb4d"/>
    </style:style>
    <style:style style:name="T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0f97" style:font-weight-asian="normal" style:font-weight-complex="normal"/>
    </style:style>
    <style:style style:name="T7" style:family="text">
      <style:text-properties officeooo:rsid="000d3a37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Задача 1.</text:p>
      <text:p text:style-name="P10"><text:tab/><text:span text:style-name="T5">Борис Иголка очень любит вышивать. В данный момент ему предстоит вышить большое одноцветное полотно крестиком. </text:span><text:span text:style-name="T6">Чтобы не тратить очень много ниток Борис собирается делать крестик в каждой второй клетке (в шахматном порядке). При этом в левом нижнем углу всегда поставлен крестик. Ваша задача — определить количество крестиков, которое придется сделать Борису.</text:span></text:p>
      <text:p text:style-name="P10"><text:span text:style-name="T6"><text:tab/>Пример для полотна 6х3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 table:number-columns-repeated="2"/>
        <table:table-column table:style-name="Таблица4.E"/>
        <table:table-column table:style-name="Таблица4.A"/>
        <table:table-row>
          <table:table-cell table:style-name="Таблица4.A1" office:value-type="string">
            <text:p text:style-name="P4">X</text:p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4">X</text:p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4">X</text:p>
          </table:table-cell>
          <table:table-cell table:style-name="Таблица4.F1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4">X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4">X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F2" office:value-type="string">
            <text:p text:style-name="P4">X</text:p>
          </table:table-cell>
        </table:table-row>
        <table:table-row>
          <table:table-cell table:style-name="Таблица4.A2" office:value-type="string">
            <text:p text:style-name="P4">X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4">X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4">X</text:p>
          </table:table-cell>
          <table:table-cell table:style-name="Таблица4.F2" office:value-type="string">
            <text:p text:style-name="Table_20_Contents"/>
          </table:table-cell>
        </table:table-row>
      </table:table>
      <text:p text:style-name="P10"><text:span text:style-name="T6"/></text:p>
      <text:p text:style-name="P10"><text:span text:style-name="T6"><text:tab/>Программа получает на вход размер полотна n х m. Программа должна вывести одно число — количество крестиков.</text:span></text:p>
      <table:table table:name="Таблица5" table:style-name="Таблица5">
        <table:table-column table:style-name="Таблица5.A" table:number-columns-repeated="2"/>
        <table:table-row>
          <table:table-cell table:style-name="Таблица5.A1" office:value-type="string">
            <text:p text:style-name="P5">Ввод</text:p>
          </table:table-cell>
          <table:table-cell table:style-name="Таблица5.B1" office:value-type="string">
            <text:p text:style-name="P5">Вывод</text:p>
          </table:table-cell>
        </table:table-row>
        <table:table-row>
          <table:table-cell table:style-name="Таблица5.A2" office:value-type="string">
            <text:p text:style-name="P5">3</text:p>
            <text:p text:style-name="P5">4</text:p>
          </table:table-cell>
          <table:table-cell table:style-name="Таблица5.B2" office:value-type="string">
            <text:p text:style-name="P5">6</text:p>
          </table:table-cell>
        </table:table-row>
      </table:table>
      <text:p text:style-name="P10"><text:span text:style-name="T6"/></text:p>
      <text:p text:style-name="P8"/>
      <text:p text:style-name="P8">Задача <text:span text:style-name="T7">2</text:span>.</text:p>
      <text:p text:style-name="P6"><text:tab/>Каждому жителю межгалактической станции присваивается уникальный идентификатор личности согласно его роли на этом корабле по следующей схеме: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">Пример</text:p>
          </table:table-cell>
          <table:table-cell table:style-name="Таблица1.A1" office:value-type="string">
            <text:p text:style-name="P1">Формат</text:p>
          </table:table-cell>
          <table:table-cell table:style-name="Таблица1.C1" office:value-type="string">
            <text:p text:style-name="P2">Роль</text:p>
          </table:table-cell>
        </table:table-row>
        <table:table-row>
          <table:table-cell table:style-name="Таблица1.A2" office:value-type="string">
            <text:p text:style-name="P1">A128BH</text:p>
          </table:table-cell>
          <table:table-cell table:style-name="Таблица1.A2" office:value-type="string">
            <text:p text:style-name="Table_20_Contents">Буква, три цифры, две буквы</text:p>
          </table:table-cell>
          <table:table-cell table:style-name="Таблица1.C2" office:value-type="string">
            <text:p text:style-name="P1">Турист</text:p>
          </table:table-cell>
        </table:table-row>
        <table:table-row>
          <table:table-cell table:style-name="Таблица1.A2" office:value-type="string">
            <text:p text:style-name="P1">GK741</text:p>
          </table:table-cell>
          <table:table-cell table:style-name="Таблица1.A2" office:value-type="string">
            <text:p text:style-name="Table_20_Contents">Две буквы, три цифры</text:p>
          </table:table-cell>
          <table:table-cell table:style-name="Таблица1.C2" office:value-type="string">
            <text:p text:style-name="P1">Менеджер-администратор</text:p>
          </table:table-cell>
        </table:table-row>
        <table:table-row>
          <table:table-cell table:style-name="Таблица1.A2" office:value-type="string">
            <text:p text:style-name="P1">NM4956</text:p>
          </table:table-cell>
          <table:table-cell table:style-name="Таблица1.A2" office:value-type="string">
            <text:p text:style-name="Table_20_Contents">Две буквы, четыре цифры</text:p>
          </table:table-cell>
          <table:table-cell table:style-name="Таблица1.C2" office:value-type="string">
            <text:p text:style-name="P1">Рабочий-инженер</text:p>
          </table:table-cell>
        </table:table-row>
        <table:table-row>
          <table:table-cell table:style-name="Таблица1.A2" office:value-type="string">
            <text:p text:style-name="P1">4496CT</text:p>
          </table:table-cell>
          <table:table-cell table:style-name="Таблица1.A2" office:value-type="string">
            <text:p text:style-name="Table_20_Contents">Четыре цифры, две буквы</text:p>
          </table:table-cell>
          <table:table-cell table:style-name="Таблица1.C2" office:value-type="string">
            <text:p text:style-name="P1">Полицейский</text:p>
          </table:table-cell>
        </table:table-row>
      </table:table>
      <text:p text:style-name="P6"><text:tab/>Буквой является любая заглавная буква латинского алфавита.</text:p>
      <text:p text:style-name="P6"><text:tab/>Очередной житель прикладывает карточку со своим идентификационным номером к пропускному модулю. <text:span text:style-name="T2">Ваша задача определить роль данного жителя для корректной выдачи прав доступа. </text:span></text:p>
      <text:p text:style-name="P6"><text:tab/><text:span text:style-name="T2">Программа получает на вход 3 строки, каждая из которых содержит идентификатор (возможно, некорректный). В каждой строке от 1 до 10 символов из цифр и заглавных букв.</text:span></text:p>
      <text:p text:style-name="P7">Программа должна вывести для каждого образца число, соответствующее каждому из типов, приведенных в таблице. </text:p>
      <text:p text:style-name="P7">1 — Турист, 2 — <text:span text:style-name="T1">Менеджер-администратор, </text:span>3 — <text:span text:style-name="T1">Рабочий-инженер, </text:span>4 — <text:span text:style-name="T1">Полицейский, </text:span>0 — некорректный тип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">Ввод</text:p>
          </table:table-cell>
          <table:table-cell table:style-name="Таблица2.B1" office:value-type="string">
            <text:p text:style-name="P2">Вывод</text:p>
          </table:table-cell>
        </table:table-row>
        <table:table-row>
          <table:table-cell table:style-name="Таблица2.A2" office:value-type="string">
            <text:p text:style-name="P2">S852MK</text:p>
            <text:p text:style-name="P2">99D995</text:p>
            <text:p text:style-name="P2">ON7456</text:p>
          </table:table-cell>
          <table:table-cell table:style-name="Таблица2.B2" office:value-type="string">
            <text:p text:style-name="P2">1</text:p>
            <text:p text:style-name="P2">0</text:p>
            <text:p text:style-name="P2">3</text:p>
          </table:table-cell>
        </table:table-row>
      </table:table>
      <text:p text:style-name="P7"/>
      <text:p text:style-name="P9">Задача <text:span text:style-name="T7">3</text:span>.</text:p>
      <text:p text:style-name="Standard"><text:span text:style-name="T2"><text:tab/>В надежде спастись от жестокого </text:span><text:a xlink:type="simple" xlink:href="https://ru.wikipedia.org/wiki/Джейсон_Вурхиз" text:style-name="Internet_20_link" text:visited-style-name="Visited_20_Internet_20_Link">Джейсоне Вурхизе</text:a><text:span text:style-name="T4"> </text:span><text:span text:style-name="T3">Вы летите на другую планету на своем собственном звездолете. Однако Ваш план оказывается бесполезным по той причине, что хитрый Джейсон отправляется за Вами на эту же планету. Так как топлива у Вас больше нет, Ваша задача теперь — определить, какие дни на этой планете являются пятницой, 13, чтобы выжить.</text:span></text:p>
      <text:p text:style-name="Standard"><text:soft-page-break/><text:tab/><text:span text:style-name="T3">Календарь данной планеты состоит из M месяцев. Каждый из месяцев состоит из 30 дней. Неделя состоит из 7 дней. Известно, что Новый год на этой планете начался в k-й по счету день недели. (1-й день — понедельник, …, 7-й день — воскресенье) . </text:span></text:p>
      <text:p text:style-name="Standard"><text:tab/><text:span text:style-name="T7">Программа на вход получает два числа в двух строках — M в первой и k во второй. </text:span></text:p>
      <text:p text:style-name="P11">Программа должна вывести только одно число — <text:span text:style-name="T8">количество</text:span> дней, на которые приходятся пятница, 13 в этом году.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3">Ввод</text:p>
          </table:table-cell>
          <table:table-cell table:style-name="Таблица3.A1" office:value-type="string">
            <text:p text:style-name="P3">Вывод</text:p>
          </table:table-cell>
          <table:table-cell table:style-name="Таблица3.C1" office:value-type="string">
            <text:p text:style-name="P3">Примечание</text:p>
          </table:table-cell>
        </table:table-row>
        <table:table-row>
          <table:table-cell table:style-name="Таблица3.A2" office:value-type="string">
            <text:p text:style-name="P3">12</text:p>
            <text:p text:style-name="P3">1</text:p>
          </table:table-cell>
          <table:table-cell table:style-name="Таблица3.A2" office:value-type="string">
            <text:p text:style-name="P3">2</text:p>
          </table:table-cell>
          <table:table-cell table:style-name="Таблица3.C2" office:value-type="string">
            <text:p text:style-name="P3">4 и 11 месяц этого года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9:11:17.713803153</meta:creation-date>
    <dc:date>2016-09-24T20:00:29.761041583</dc:date>
    <meta:editing-duration>PT7M</meta:editing-duration>
    <meta:editing-cycles>2</meta:editing-cycles>
    <meta:generator>LibreOffice/5.1.4.2$Linux_X86_64 LibreOffice_project/10m0$Build-2</meta:generator>
    <meta:document-statistic meta:table-count="5" meta:image-count="0" meta:object-count="0" meta:page-count="2" meta:paragraph-count="60" meta:word-count="363" meta:character-count="2338" meta:non-whitespace-character-count="2009"/>
  </office:meta>
</office:document-meta>
</file>